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MAIL</text:p>
      <text:p text:style-name="Standard">Nom : projetTikl</text:p>
      <text:p text:style-name="Standard">Prénom : projetTikl</text:p>
      <text:p text:style-name="Standard">Email : <text:a xlink:type="simple" xlink:href="mailto:projetTikl@gmail.com" text:style-name="Internet_20_link" text:visited-style-name="Visited_20_Internet_20_Link">projetTikl@gmail.com</text:a></text:p>
      <text:p text:style-name="Standard">Mot de passe : projettikl1234</text:p>
      <text:p text:style-name="Standard"/>
      <text:p text:style-name="Standard">GIT</text:p>
      <text:p text:style-name="Standard">Username : projetTikl</text:p>
      <text:p text:style-name="Standard">Mdp : projetTikl12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no gino</meta:initial-creator>
    <meta:creation-date>2017-02-28T14:07:31</meta:creation-date>
    <dc:date>2017-02-28T14:15:31</dc:date>
    <dc:creator>gino gino</dc:creator>
    <meta:editing-duration>PT8M</meta:editing-duration>
    <meta:editing-cycles>9</meta:editing-cycles>
    <meta:generator>OpenOffice/4.1.3$Unix OpenOffice.org_project/413m1$Build-9783</meta:generator>
    <meta:document-statistic meta:table-count="0" meta:image-count="0" meta:object-count="0" meta:page-count="1" meta:paragraph-count="8" meta:word-count="22" meta:character-count="141"/>
  </office:meta>
</office:document-meta>
</file>